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nsolas" svg:font-family="Consolas, Consolas" style:font-family-generic="swiss"/>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bold" officeooo:paragraph-rsid="000b3eb8" style:font-weight-asian="bold" style:font-weight-complex="bold"/>
    </style:style>
    <style:style style:name="P3" style:family="paragraph" style:parent-style-name="code">
      <style:text-properties officeooo:paragraph-rsid="000b3eb8"/>
    </style:style>
    <style:style style:name="P4" style:family="paragraph" style:parent-style-name="code">
      <style:text-properties officeooo:paragraph-rsid="00178fac"/>
    </style:style>
    <style:style style:name="P5" style:family="paragraph" style:parent-style-name="code">
      <style:text-properties officeooo:paragraph-rsid="00045598"/>
    </style:style>
    <style:style style:name="P6" style:family="paragraph" style:parent-style-name="List_20_Contents">
      <style:paragraph-properties fo:margin-left="0cm" fo:margin-right="0cm" fo:text-indent="0cm" style:auto-text-indent="false"/>
    </style:style>
    <style:style style:name="P7" style:family="paragraph" style:parent-style-name="List_20_Contents">
      <style:paragraph-properties fo:margin-left="0cm" fo:margin-right="0cm" fo:text-indent="0cm" style:auto-text-indent="false"/>
      <style:text-properties officeooo:paragraph-rsid="000b3eb8"/>
    </style:style>
    <style:style style:name="P8" style:family="paragraph" style:parent-style-name="List_20_Contents">
      <style:paragraph-properties fo:margin-left="0cm" fo:margin-right="0cm" fo:text-indent="0cm" style:auto-text-indent="false"/>
      <style:text-properties officeooo:paragraph-rsid="000d224a"/>
    </style:style>
    <style:style style:name="P9" style:family="paragraph" style:parent-style-name="Text_20_body">
      <style:paragraph-properties fo:margin-top="0cm" fo:margin-bottom="0.499cm" loext:contextual-spacing="false"/>
      <style:text-properties officeooo:paragraph-rsid="00045598"/>
    </style:style>
    <style:style style:name="P10" style:family="paragraph" style:parent-style-name="Text_20_body">
      <style:paragraph-properties fo:margin-top="0cm" fo:margin-bottom="0.499cm" loext:contextual-spacing="false"/>
      <style:text-properties officeooo:paragraph-rsid="000f02c4"/>
    </style:style>
    <style:style style:name="P11" style:family="paragraph" style:parent-style-name="Preformatted_20_Text">
      <style:paragraph-properties fo:margin-top="0cm" fo:margin-bottom="0.499cm" loext:contextual-spacing="false"/>
    </style:style>
    <style:style style:name="P12" style:family="paragraph" style:parent-style-name="Standard">
      <style:text-properties officeooo:paragraph-rsid="000a9b0a"/>
    </style:style>
    <style:style style:name="P13" style:family="paragraph" style:parent-style-name="Standard">
      <style:text-properties officeooo:paragraph-rsid="00045598"/>
    </style:style>
    <style:style style:name="P14" style:family="paragraph" style:parent-style-name="Standard">
      <style:text-properties officeooo:paragraph-rsid="000b3eb8"/>
    </style:style>
    <style:style style:name="P15" style:family="paragraph" style:parent-style-name="Standard">
      <style:text-properties officeooo:paragraph-rsid="000d224a"/>
    </style:style>
    <style:style style:name="P16" style:family="paragraph" style:parent-style-name="Standard">
      <style:text-properties officeooo:paragraph-rsid="0018de96"/>
    </style:style>
    <style:style style:name="P17" style:family="paragraph" style:parent-style-name="Standard">
      <style:text-properties officeooo:rsid="0018de96" officeooo:paragraph-rsid="0018de96"/>
    </style:style>
    <style:style style:name="P18" style:family="paragraph" style:parent-style-name="Standard">
      <style:text-properties fo:font-weight="bold" officeooo:rsid="0018de96" officeooo:paragraph-rsid="0018de96" style:font-weight-asian="bold" style:font-weight-complex="bold"/>
    </style:style>
    <style:style style:name="P19" style:family="paragraph" style:parent-style-name="Standard">
      <style:text-properties fo:font-weight="bold" officeooo:rsid="001ad468" officeooo:paragraph-rsid="001ad468" style:font-weight-asian="bold" style:font-weight-complex="bold"/>
    </style:style>
    <style:style style:name="P20" style:family="paragraph" style:parent-style-name="Standard">
      <style:text-properties fo:font-weight="bold" officeooo:rsid="001c522c" officeooo:paragraph-rsid="001c522c" style:font-weight-asian="bold" style:font-weight-complex="bold"/>
    </style:style>
    <style:style style:name="P21" style:family="paragraph" style:parent-style-name="Text_20_body">
      <style:text-properties officeooo:paragraph-rsid="000b3eb8"/>
    </style:style>
    <style:style style:name="P22" style:family="paragraph" style:parent-style-name="Text_20_body">
      <style:text-properties officeooo:rsid="00045598" officeooo:paragraph-rsid="000f02c4"/>
    </style:style>
    <style:style style:name="P23" style:family="paragraph" style:parent-style-name="Text_20_body">
      <style:text-properties officeooo:rsid="000ab2ec" officeooo:paragraph-rsid="000fc314"/>
    </style:style>
    <style:style style:name="P24" style:family="paragraph" style:parent-style-name="Text_20_body">
      <style:text-properties officeooo:rsid="000c6525" officeooo:paragraph-rsid="000f02c4"/>
    </style:style>
    <style:style style:name="P25" style:family="paragraph" style:parent-style-name="Text_20_body">
      <style:text-properties officeooo:rsid="000c6525" officeooo:paragraph-rsid="00045598"/>
    </style:style>
    <style:style style:name="P26" style:family="paragraph" style:parent-style-name="Text_20_body">
      <style:text-properties officeooo:paragraph-rsid="00045598"/>
    </style:style>
    <style:style style:name="P27" style:family="paragraph" style:parent-style-name="Text_20_body">
      <style:text-properties officeooo:rsid="0009202c" officeooo:paragraph-rsid="000fc314"/>
    </style:style>
    <style:style style:name="P28" style:family="paragraph" style:parent-style-name="Text_20_body">
      <style:text-properties officeooo:rsid="000b2699" officeooo:paragraph-rsid="000b2699"/>
    </style:style>
    <style:style style:name="P29" style:family="paragraph" style:parent-style-name="Text_20_body">
      <style:text-properties officeooo:rsid="000b3eb8" officeooo:paragraph-rsid="000b3eb8"/>
    </style:style>
    <style:style style:name="P30" style:family="paragraph" style:parent-style-name="Text_20_body">
      <style:text-properties officeooo:paragraph-rsid="000f02c4"/>
    </style:style>
    <style:style style:name="P31" style:family="paragraph" style:parent-style-name="Text_20_body">
      <style:text-properties officeooo:rsid="000f02c4" officeooo:paragraph-rsid="000f02c4"/>
    </style:style>
    <style:style style:name="P32" style:family="paragraph" style:parent-style-name="Text_20_body">
      <style:text-properties officeooo:rsid="000fc314" officeooo:paragraph-rsid="000fc314"/>
    </style:style>
    <style:style style:name="P33" style:family="paragraph" style:parent-style-name="Text_20_body">
      <style:text-properties officeooo:paragraph-rsid="000fc314"/>
    </style:style>
    <style:style style:name="P34" style:family="paragraph" style:parent-style-name="Text_20_body">
      <style:text-properties officeooo:rsid="0010c08d" officeooo:paragraph-rsid="0010c08d"/>
    </style:style>
    <style:style style:name="P35" style:family="paragraph" style:parent-style-name="Text_20_body">
      <style:text-properties officeooo:paragraph-rsid="0010c08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2">
      <style:text-properties officeooo:rsid="000631f5" officeooo:paragraph-rsid="000631f5"/>
    </style:style>
    <style:style style:name="P40" style:family="paragraph" style:parent-style-name="Heading_20_2">
      <style:text-properties officeooo:paragraph-rsid="00045598"/>
    </style:style>
    <style:style style:name="P41" style:family="paragraph" style:parent-style-name="Heading_20_2">
      <style:text-properties officeooo:paragraph-rsid="000f02c4"/>
    </style:style>
    <style:style style:name="P42" style:family="paragraph" style:parent-style-name="Heading_20_2">
      <style:text-properties officeooo:rsid="000fc314" officeooo:paragraph-rsid="000fc314"/>
    </style:style>
    <style:style style:name="P43" style:family="paragraph" style:parent-style-name="Heading_20_3">
      <style:text-properties officeooo:paragraph-rsid="00045598"/>
    </style:style>
    <style:style style:name="P44" style:family="paragraph" style:parent-style-name="Heading_20_3">
      <style:text-properties officeooo:paragraph-rsid="000b3eb8"/>
    </style:style>
    <style:style style:name="P45" style:family="paragraph" style:parent-style-name="Heading_20_3">
      <style:text-properties officeooo:rsid="000fc314"/>
    </style:style>
    <style:style style:name="P46" style:family="paragraph" style:parent-style-name="Heading_20_3">
      <style:text-properties officeooo:paragraph-rsid="000fc314"/>
    </style:style>
    <style:style style:name="P47" style:family="paragraph" style:parent-style-name="Standard" style:list-style-name="L1">
      <style:text-properties officeooo:paragraph-rsid="000a9b0a"/>
    </style:style>
    <style:style style:name="P48" style:family="paragraph" style:parent-style-name="Standard" style:list-style-name="L1">
      <style:text-properties officeooo:rsid="00045598" officeooo:paragraph-rsid="00045598"/>
    </style:style>
    <style:style style:name="P49" style:family="paragraph" style:parent-style-name="Standard" style:list-style-name="List_20_3"/>
    <style:style style:name="P50" style:family="paragraph" style:parent-style-name="Standard" style:list-style-name="List_20_3">
      <style:text-properties officeooo:paragraph-rsid="000a9b0a"/>
    </style:style>
    <style:style style:name="P51" style:family="paragraph" style:parent-style-name="Standard" style:list-style-name="List_20_3">
      <style:text-properties officeooo:paragraph-rsid="000f02c4"/>
    </style:style>
    <style:style style:name="P52" style:family="paragraph" style:parent-style-name="Standard" style:list-style-name="List_20_3">
      <style:text-properties officeooo:rsid="000a9b0a" officeooo:paragraph-rsid="000a9b0a"/>
    </style:style>
    <style:style style:name="P53" style:family="paragraph" style:parent-style-name="Standard" style:list-style-name="List_20_3">
      <style:text-properties officeooo:rsid="000f02c4" officeooo:paragraph-rsid="000f02c4"/>
    </style:style>
    <style:style style:name="P54" style:family="paragraph" style:parent-style-name="Text_20_body" style:list-style-name="List_20_3"/>
    <style:style style:name="P55" style:family="paragraph" style:parent-style-name="Text_20_body" style:list-style-name="List_20_3">
      <style:text-properties officeooo:paragraph-rsid="000b3eb8"/>
    </style:style>
    <style:style style:name="P56" style:family="paragraph" style:parent-style-name="Text_20_body" style:list-style-name="List_20_3">
      <style:text-properties officeooo:rsid="000ea76f" officeooo:paragraph-rsid="000ea76f"/>
    </style:style>
    <style:style style:name="P57" style:family="paragraph" style:parent-style-name="Text_20_body" style:list-style-name="List_20_3">
      <style:text-properties fo:font-weight="bold" officeooo:rsid="000ea76f" officeooo:paragraph-rsid="000ea76f" style:font-weight-asian="bold" style:font-weight-complex="bold"/>
    </style:style>
    <style:style style:name="P58" style:family="paragraph" style:parent-style-name="Text_20_body" style:list-style-name="L2"/>
    <style:style style:name="P59" style:family="paragraph" style:parent-style-name="Text_20_body" style:list-style-name="L3">
      <style:text-properties officeooo:paragraph-rsid="000b3eb8"/>
    </style:style>
    <style:style style:name="P60" style:family="paragraph" style:parent-style-name="Text_20_body">
      <style:paragraph-properties fo:margin-top="0cm" fo:margin-bottom="0.499cm" loext:contextual-spacing="false"/>
      <style:text-properties officeooo:rsid="00045598" officeooo:paragraph-rsid="000f02c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02c4"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bold" officeooo:rsid="000f02c4" fo:background-color="#fff200" loext:char-shading-value="0" style:font-weight-asian="bold" style:font-weight-complex="bold"/>
    </style:style>
    <style:style style:name="T6" style:family="text">
      <style:text-properties style:text-position="33% 80%" fo:background-color="#fff200" loext:char-shading-value="0"/>
    </style:style>
    <style:style style:name="T7" style:family="text">
      <style:text-properties style:text-position="sub 58%"/>
    </style:style>
    <style:style style:name="T8" style:family="text">
      <style:text-properties style:text-position="super 58%"/>
    </style:style>
    <style:style style:name="T9" style:family="text">
      <style:text-properties officeooo:rsid="00036f49"/>
    </style:style>
    <style:style style:name="T10" style:family="text">
      <style:text-properties officeooo:rsid="00045598"/>
    </style:style>
    <style:style style:name="T11" style:family="text">
      <style:text-properties officeooo:rsid="000c6525"/>
    </style:style>
    <style:style style:name="T12" style:family="text">
      <style:text-properties fo:font-style="italic"/>
    </style:style>
    <style:style style:name="T13" style:family="text">
      <style:text-properties officeooo:rsid="000a9b0a"/>
    </style:style>
    <style:style style:name="T14" style:family="text">
      <style:text-properties officeooo:rsid="000b2699"/>
    </style:style>
    <style:style style:name="T15" style:family="text">
      <style:text-properties officeooo:rsid="000b3eb8"/>
    </style:style>
    <style:style style:name="T16" style:family="text">
      <style:text-properties officeooo:rsid="000d224a"/>
    </style:style>
    <style:style style:name="T17" style:family="text">
      <style:text-properties officeooo:rsid="000f02c4"/>
    </style:style>
    <style:style style:name="T18" style:family="text">
      <style:text-properties fo:language="en" fo:country="none"/>
    </style:style>
    <style:style style:name="T19" style:family="text">
      <style:text-properties officeooo:rsid="000fcbd3"/>
    </style:style>
    <style:style style:name="T20" style:family="text">
      <style:text-properties officeooo:rsid="0010c08d"/>
    </style:style>
    <style:style style:name="T21" style:family="text">
      <style:text-properties officeooo:rsid="00128fb5"/>
    </style:style>
    <style:style style:name="T22" style:family="text">
      <style:text-properties officeooo:rsid="00134458"/>
    </style:style>
    <style:style style:name="T23" style:family="text">
      <style:text-properties officeooo:rsid="00152dba"/>
    </style:style>
    <style:style style:name="T24" style:family="text">
      <style:text-properties officeooo:rsid="0015457f"/>
    </style:style>
    <style:style style:name="T25" style:family="text">
      <style:text-properties officeooo:rsid="000a9b0a" fo:background-color="#fff200" loext:char-shading-value="0"/>
    </style:style>
    <style:style style:name="T26" style:family="text">
      <style:text-properties officeooo:rsid="000b2699" fo:background-color="#fff200" loext:char-shading-value="0"/>
    </style:style>
    <style:style style:name="T27" style:family="text">
      <style:text-properties officeooo:rsid="000f02c4" fo:background-color="#fff200" loext:char-shading-value="0"/>
    </style:style>
    <style:style style:name="T28" style:family="text">
      <style:text-properties officeooo:rsid="00178fac"/>
    </style:style>
    <style:style style:name="T29" style:family="text">
      <style:text-properties officeooo:rsid="0018de96"/>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6"><text:a xlink:type="simple" xlink:href="#__RefHeading__4858_1680779893" text:style-name="Internet_20_link" text:visited-style-name="Internet_20_link">1. <text:s/></text:a>Kryptographische Algorithmen verwenden<text:tab/>1</text:p>
          <text:p text:style-name="P37"><text:a xlink:type="simple" xlink:href="#__RefHeading__4860_1680779893" text:style-name="Internet_20_link" text:visited-style-name="Internet_20_link">1.1. <text:s/></text:a>Ziele<text:tab/>1</text:p>
          <text:p text:style-name="P37"><text:a xlink:type="simple" xlink:href="#__RefHeading__4862_1680779893" text:style-name="Internet_20_link" text:visited-style-name="Internet_20_link">1.2. <text:s/></text:a>Installation von openssl<text:tab/>2</text:p>
          <text:p text:style-name="P37"><text:a xlink:type="simple" xlink:href="#__RefHeading__3524_689153206" text:style-name="Internet_20_link" text:visited-style-name="Internet_20_link">1.3. <text:s/></text:a>+Klassische/einfache symmetrische Verschlüsselung<text:tab/>2</text:p>
          <text:p text:style-name="P38"><text:a xlink:type="simple" xlink:href="#__RefHeading__3526_689153206" text:style-name="Internet_20_link" text:visited-style-name="Internet_20_link">1.3.1. <text:s/></text:a>Skytale<text:tab/>2</text:p>
          <text:p text:style-name="P38"><text:a xlink:type="simple" xlink:href="#__RefHeading__3528_689153206" text:style-name="Internet_20_link" text:visited-style-name="Internet_20_link">1.3.2. <text:s/></text:a>Caesar<text:tab/>2</text:p>
          <text:p text:style-name="P38"><text:a xlink:type="simple" xlink:href="#__RefHeading__3530_689153206" text:style-name="Internet_20_link" text:visited-style-name="Internet_20_link">1.3.3. <text:s/></text:a>Vigenere<text:tab/>2</text:p>
          <text:p text:style-name="P37"><text:a xlink:type="simple" xlink:href="#__RefHeading__3532_689153206" text:style-name="Internet_20_link" text:visited-style-name="Internet_20_link">1.4. <text:s/></text:a>Moderne symmetrische Verschlüsselungsverfahren<text:tab/>2</text:p>
          <text:p text:style-name="P38"><text:a xlink:type="simple" xlink:href="#__RefHeading__3534_689153206" text:style-name="Internet_20_link" text:visited-style-name="Internet_20_link">1.4.1. <text:s/></text:a>DES – data encryption standard<text:tab/>3</text:p>
          <text:p text:style-name="P38"><text:a xlink:type="simple" xlink:href="#__RefHeading__10929_1627606511" text:style-name="Internet_20_link" text:visited-style-name="Internet_20_link">1.4.2. <text:s/></text:a>DES-Verschlüsselung mit openSSL<text:tab/>4</text:p>
          <text:p text:style-name="P38"><text:a xlink:type="simple" xlink:href="#__RefHeading__10937_1627606511" text:style-name="Internet_20_link" text:visited-style-name="Internet_20_link">1.4.3. <text:s/></text:a>AES (Advenced Encryption Standard)<text:tab/>6</text:p>
          <text:p text:style-name="P38"><text:a xlink:type="simple" xlink:href="#__RefHeading__10941_1627606511" text:style-name="Internet_20_link" text:visited-style-name="Internet_20_link">1.4.4. <text:s/></text:a>AES-Verschlüsselung mit openSSL command line tool<text:tab/>7</text:p>
          <text:p text:style-name="P38"><text:a xlink:type="simple" xlink:href="#__RefHeading__10939_1627606511" text:style-name="Internet_20_link" text:visited-style-name="Internet_20_link">1.4.5. <text:s/></text:a>+AES-Verschlüsselung: C Beispiel<text:tab/>8</text:p>
          <text:p text:style-name="P38"><text:a xlink:type="simple" xlink:href="#__RefHeading__10176_1436853346" text:style-name="Internet_20_link" text:visited-style-name="Internet_20_link">1.4.6. <text:s/></text:a>Vor/Nachteile der symmetrischen Verfahren<text:tab/>8</text:p>
          <text:p text:style-name="P37"><text:a xlink:type="simple" xlink:href="#__RefHeading__10178_1436853346" text:style-name="Internet_20_link" text:visited-style-name="Internet_20_link">1.5. <text:s/></text:a>Übung: Block- und Stromchiffre (C++)<text:tab/>9</text:p>
          <text:p text:style-name="P37"><text:a xlink:type="simple" xlink:href="#__RefHeading__3582_689153206" text:style-name="Internet_20_link" text:visited-style-name="Internet_20_link">1.6. <text:s/></text:a>Übung: Schlüsselaustausch nach Diffie-Hellman<text:tab/>9</text:p>
          <text:p text:style-name="P37"><text:a xlink:type="simple" xlink:href="#__RefHeading__10943_1627606511" text:style-name="Internet_20_link" text:visited-style-name="Internet_20_link">1.7. <text:s/></text:a>Kryptographische Hash-Funktionen<text:tab/>9</text:p>
          <text:p text:style-name="P38"><text:a xlink:type="simple" xlink:href="#__RefHeading__10945_1627606511" text:style-name="Internet_20_link" text:visited-style-name="Internet_20_link">1.7.1. <text:s/></text:a>MD5<text:tab/>10</text:p>
          <text:p text:style-name="P38"><text:a xlink:type="simple" xlink:href="#__RefHeading__10180_1436853346" text:style-name="Internet_20_link" text:visited-style-name="Internet_20_link">1.7.2. <text:s/></text:a>SHA-2<text:tab/>10</text:p>
          <text:p text:style-name="P37"><text:a xlink:type="simple" xlink:href="#__RefHeading__10123_1436853346" text:style-name="Internet_20_link" text:visited-style-name="Internet_20_link">1.8. <text:s/></text:a>MAC (message authentication code) auf Basis von DES<text:tab/>10</text:p>
          <text:p text:style-name="P38"><text:a xlink:type="simple" xlink:href="#__RefHeading__9131_739861044" text:style-name="Internet_20_link" text:visited-style-name="Internet_20_link">1.8.1. <text:s/></text:a>Fragen: MAC<text:tab/>11</text:p>
          <text:p text:style-name="P37"><text:a xlink:type="simple" xlink:href="#__RefHeading__7248_1436853346" text:style-name="Internet_20_link" text:visited-style-name="Internet_20_link">1.9. <text:s/></text:a>Implementierungen<text:tab/>12</text:p>
          <text:p text:style-name="P38"><text:a xlink:type="simple" xlink:href="#__RefHeading__10182_1436853346" text:style-name="Internet_20_link" text:visited-style-name="Internet_20_link">1.9.1. <text:s/></text:a>Aufgabe: Implementieren in C++ (AES und RSA)<text:tab/>12</text:p>
          <text:p text:style-name="P38"><text:a xlink:type="simple" xlink:href="#__RefHeading__10951_1627606511" text:style-name="Internet_20_link" text:visited-style-name="Internet_20_link">1.9.2. <text:s/></text:a>Implementieren in Java<text:tab/>12</text:p>
        </text:index-body>
      </text:table-of-content>
      <text:h text:style-name="Heading_20_1" text:outline-level="1" text:restart-numbering="true" text:start-value="-1"><text:bookmark-start text:name="__RefHeading__4858_1680779893"/>Kryptographische Algorithmen verwenden<text:bookmark-end text:name="__RefHeading__4858_1680779893"/></text:h>
      <text:h text:style-name="Heading_20_2" text:outline-level="2"><text:bookmark-start text:name="__RefHeading__4860_1680779893"/>Ziele<text:bookmark-end text:name="__RefHeading__4860_1680779893"/></text:h>
      <text:list xml:id="list912916242" text:style-name="List_20_3">
        <text:list-item>
          <text:p text:style-name="P54">Wir wollen </text:p>
          <text:list>
            <text:list-item>
              <text:p text:style-name="P54">kryptographische Algorithmen kennen lernen <text:span text:style-name="T23">und verwenden können</text:span></text:p>
            </text:list-item>
            <text:list-item>
              <text:p text:style-name="P54">Die openSSL Bibliothek kennen lernen und verwenden.</text:p>
            </text:list-item>
          </text:list>
        </text:list-item>
        <text:list-item>
          <text:p text:style-name="P54">Quellen: </text:p>
          <text:list>
            <text:list-item>
              <text:p text:style-name="P54">S. Spitz, et.al.(2011): „Kryptographie und IT-Sicherheit“ , Vieweg+Teubner, 2011</text:p>
            </text:list-item>
          </text:list>
        </text:list-item>
      </text:list>
      <text:h text:style-name="P39" text:outline-level="2"><text:bookmark-start text:name="__RefHeading__4862_1680779893"/><text:soft-page-break/>Installation von openssl<text:bookmark-end text:name="__RefHeading__4862_1680779893"/></text:h>
      <text:p text:style-name="P13">Zur Verwendung in eigenen Programmen besprechen wir: </text:p>
      <text:list xml:id="list337314340" text:style-name="L1">
        <text:list-item>
          <text:p text:style-name="P48">die <text:span text:style-name="T2">openSSL</text:span> – Bibliothek: <text:s/><text:a xlink:type="simple" xlink:href="http://http://www.openssl.org/" text:style-name="Internet_20_link" text:visited-style-name="Visited_20_Internet_20_Link">http://www.openssl.org/</text:a> </text:p>
        </text:list-item>
        <text:list-item>
          <text:p text:style-name="P48">installation:</text:p>
        </text:list-item>
      </text:list>
      <text:p text:style-name="P5">sudo apt-get install libssl-dev</text:p>
      <text:p text:style-name="P25"/>
      <text:h text:style-name="P40" text:outline-level="2"><text:bookmark-start text:name="__RefHeading__3524_689153206"/><text:span text:style-name="T29">+</text:span>Klassische/<text:span text:style-name="T29">einfache</text:span> symmetrische Verschlüsselung<text:bookmark-end text:name="__RefHeading__3524_689153206"/></text:h>
      <text:p text:style-name="P16">Die symmetrischen Verfahren Skytale, Cäsar (monoalphabetisch) und Vigenère (polyalphabetisch) werden in der Datei krypt-skytale-caesar-vigenere.odt (DS-ALGO) besprochen.</text:p>
      <text:h text:style-name="P43" text:outline-level="3"><text:bookmark-start text:name="__RefHeading__3526_689153206"/>Skytale<text:bookmark-end text:name="__RefHeading__3526_689153206"/></text:h>
      <text:p text:style-name="P26">Matrizenverfahren: siehe krypt-skytale-caesar-vigenere.odt (DS-ALGO)</text:p>
      <text:h text:style-name="P43" text:outline-level="3"><text:bookmark-start text:name="__RefHeading__3528_689153206"/>Caesar<text:bookmark-end text:name="__RefHeading__3528_689153206"/></text:h>
      <text:p text:style-name="P26">Monoalphabetisch: siehe: krypt-skytale-caesar-vigenere.odt (DS-ALGO)</text:p>
      <text:h text:style-name="P43" text:outline-level="3"><text:bookmark-start text:name="__RefHeading__3530_689153206"/>Vigenere<text:bookmark-end text:name="__RefHeading__3530_689153206"/></text:h>
      <text:p text:style-name="P13">Polyalphabetisch: siehe: krypt-skytale-caesar-vigenere.odt (DS-ALGO)</text:p>
      <text:p text:style-name="P13"/>
      <text:h text:style-name="P40" text:outline-level="2"><text:bookmark-start text:name="__RefHeading__3532_689153206"/>Moderne symmetrische Verschlüsselungsverfahren<text:bookmark-end text:name="__RefHeading__3532_689153206"/></text:h>
      <text:p text:style-name="P26"><text:a xlink:type="simple" xlink:href="http://verplant.org/facharbeit/html/node6.html" text:style-name="Internet_20_link" text:visited-style-name="Visited_20_Internet_20_Link">http://verplant.org/facharbeit/html/node6.html</text:a></text:p>
      <text:p text:style-name="P12">Bei der symmetrischen Verschlüsselung besitzen Sender und Empfänger exakt den selben Schlüssel zum <text:span text:style-name="T24">K</text:span>odieren bzw. <text:span text:style-name="T24">D</text:span>e<text:span text:style-name="T24">k</text:span>odieren einer Nachricht. </text:p>
      <text:p text:style-name="P17"/>
      <text:p text:style-name="P18">Strom- und Block-chiffre</text:p>
      <text:p text:style-name="P12">Symmetrische Verschlüsselungsverfahren lassen sich noch weiter unterteilen. Wird der Klartext </text:p>
      <text:p text:style-name="P12">Zeichen für Zeichen verschlüsselt spricht man von <text:span text:style-name="T4">Stromchiffren</text:span>. </text:p>
      <text:p text:style-name="P12">Teilt man den Klartext in Teile mit definierter Größe auf und <text:span text:style-name="T24">k</text:span>odiert/de<text:span text:style-name="T24">k</text:span>odiert somit mehr als ein Zeichen auf einmal spricht man von <text:span text:style-name="T4">Blockchiffren</text:span>. </text:p>
      <text:p text:style-name="Standard"/>
      <text:p text:style-name="P9">Moderne symmetrische Algorithmen sind komplex und eine genaue Betrachtung der Funktionsweise würde den Rahmen hier sprengen. Deshalb seien hier nur die wichtigsten Verfahren genannt: <text:s/></text:p>
      <text:p text:style-name="P12"><text:soft-page-break/>Zur Verwendung in eigenen Programmen <text:span text:style-name="T29">siehe u.a.</text:span>: </text:p>
      <text:list xml:id="list212314337872148" text:continue-list="list337314340" text:style-name="L1">
        <text:list-item text:start-value="1">
          <text:p text:style-name="P47">die <text:span text:style-name="T2">openSSL</text:span> – Bibliothek: <text:s/><text:a xlink:type="simple" xlink:href="http://http://www.openssl.org/" text:style-name="Internet_20_link" text:visited-style-name="Visited_20_Internet_20_Link">http://http://www.openssl.org/</text:a> </text:p>
        </text:list-item>
        <text:list-item>
          <text:p text:style-name="P47">Kryptographie mit <text:span text:style-name="T2">Java</text:span> <text:a xlink:type="simple" xlink:href="http://www.torsten-horn.de/techdocs/java-crypto.htm" text:style-name="Internet_20_link" text:visited-style-name="Visited_20_Internet_20_Link">http://www.torsten-horn.de/techdocs/java-crypto.htm</text:a></text:p>
        </text:list-item>
      </text:list>
      <text:h text:style-name="Heading_20_3" text:outline-level="3"><text:bookmark-start text:name="__RefHeading__3534_689153206"/><text:span text:style-name="Strong_20_Emphasis">DES</text:span> – <text:span text:style-name="T29">data encryption standard</text:span><text:bookmark-end text:name="__RefHeading__3534_689153206"/></text:h>
      <text:p text:style-name="P28"><text:a xlink:type="simple" xlink:href="http://de.wikipedia.org/wiki/Data_Encryption_Standard" text:style-name="Internet_20_link" text:visited-style-name="Visited_20_Internet_20_Link">http://de.wikipedia.org/wiki/Data_Encryption_Standard</text:a></text:p>
      <text:list xml:id="list212314453366781" text:continue-list="list912916242" text:style-name="List_20_3">
        <text:list-item>
          <text:p text:style-name="P50">steht für „<text:span text:style-name="T1">D</text:span>ata <text:span text:style-name="T1">E</text:span>ncryption <text:span text:style-name="T1">S</text:span>tandard“ <text:span text:style-name="T13">und ist ein </text:span><text:span text:style-name="T25">Block</text:span><text:span text:style-name="T13">-chiffre Verfahren zur Verschlüsselung großer Datenmengen.<text:line-break/></text:span></text:p>
        </text:list-item>
        <text:list-item>
          <text:p text:style-name="P52"><text:span text:style-name="T13">B</text:span>asiert auf Bit-Permutations und Bit-Substitutions<text:span text:style-name="T14">verfahren.</text:span> </text:p>
        </text:list-item>
      </text:list>
      <text:p text:style-name="Standard"/>
      <text:list xml:id="list212314108546378" text:continue-numbering="true" text:style-name="List_20_3">
        <text:list-item>
          <text:p text:style-name="P49">von IBM <text:span text:style-name="T13">in den 70er Jahren </text:span>entwickelt und vom NIST (<text:a xlink:type="simple" xlink:href="http://www.nist.gov/index.html" text:style-name="Internet_20_link" text:visited-style-name="Visited_20_Internet_20_Link">http://www.nist.gov/index.html</text:a>) zum Standard erhoben. </text:p>
        </text:list-item>
      </text:list>
      <text:p text:style-name="Standard"/>
      <text:list xml:id="list212314195345203" text:continue-numbering="true" text:style-name="List_20_3">
        <text:list-item>
          <text:p text:style-name="P49">Seine 56-Bit Schlüssel <text:span text:style-name="T9">(7 Zeichen) </text:span>sind für den heutigen Stand der Technik zu kurz, weswegen häufig der <text:span text:style-name="T4">3DES</text:span><text:span text:style-name="T6"> </text:span><text:span text:style-name="T26">(112 Bit)</text:span><text:span text:style-name="T14"> e</text:span>ingesetzt wird. </text:p>
        </text:list-item>
        <text:list-item>
          <text:p text:style-name="P54">3DES-Anwendungen sind Verschlüsselungen von:</text:p>
          <text:list>
            <text:list-item>
              <text:p text:style-name="P54">Multimedia Datenströmen</text:p>
            </text:list-item>
            <text:list-item>
              <text:p text:style-name="P54">Unix-Kennwörter, <text:span text:style-name="T29">Passphrases, ...</text:span></text:p>
            </text:list-item>
            <text:list-item>
              <text:p text:style-name="P54"><text:span text:style-name="T2">PIN für EC-Karte</text:span>.<text:line-break/>Seit 1998 wird 3DES verwendet. Die PIN selbst ist nicht im Klartext auf dem Magnetstreifen.</text:p>
            </text:list-item>
            <text:list-item>
              <text:p text:style-name="P54"><text:span text:style-name="T2">MAC</text:span> (message authentication code) auf Basis von DES <text:span text:style-name="T14">(s.u.)</text:span></text:p>
            </text:list-item>
            <text:list-item>
              <text:p text:style-name="P54"><text:span text:style-name="T2">Einweg-Hash-Funktion</text:span> auf Basis von DES</text:p>
            </text:list-item>
          </text:list>
        </text:list-item>
      </text:list>
      <text:p text:style-name="P19">DES mit 56 Bit</text:p>
      <text:p text:style-name="P14">Die relativ kleine Schlüssellänge von 5<text:span text:style-name="T15">6</text:span> Bit kann mittels Brute Force Angriffen geknackt werden. Es wird vermutet, dass die NSA (bei der Entwicklung von DES beteiligt) absichtlich eine Schlüssellänge auswählte, die von ihren Rechnern in den 70er Jahren problemlos geknackt werden konnte. Durch die rasante Entwicklung ist es mit jedem herkömmlichen Computer möglich eine Brute Force Attacke mit Erfolg zu starten. </text:p>
      <text:p text:style-name="P14"/>
      <text:p text:style-name="P20">3DES mit 112 Bit</text:p>
      <text:p text:style-name="Standard">Aus diesem Grund erarbeiteten die DES – Entwickler den 3DES – Algorithmus. </text:p>
      <text:p text:style-name="Standard">Hierbei wird mit dem DES – Algorithmus ein Datenblock zuerst mit einem Schlüssel codiert, mit einem anderen decodiert und zuletzt wieder mit dem ersten Schlüssel chiffriert. Der Algorithmus wird dadurch deutlich sicherer jedoch auch wesentlich langsamer. Der Schlüsselraum vergrößert sich von 2<text:span text:style-name="T8">56</text:span> auf 2<text:span text:style-name="T8">112</text:span>. </text:p>
      <text:p text:style-name="Standard"/>
      <text:h text:style-name="Heading_20_3" text:outline-level="3"><text:bookmark-start text:name="__RefHeading__10929_1627606511"/><text:soft-page-break/>DES-Verschlüsselung mit openSSL<text:bookmark-end text:name="__RefHeading__10929_1627606511"/></text:h>
      <text:p text:style-name="Text_20_body">OpenSSL bietet neben anderen Funktionalitäten (s. später) eine Menge von C-Funktionen aus dem Bereich der Kryptographie. Wir wollen hier die DES-Verschlüsselung in C kennenlernen.</text:p>
      <text:p text:style-name="Text_20_body"><text:a xlink:type="simple" xlink:href="http://www.codealias.info/technotes/des_encryption_using_openssl_a_simple_example" text:style-name="Internet_20_link" text:visited-style-name="Visited_20_Internet_20_Link">http://www.codealias.info/technotes/des_encryption_using_openssl_a_simple_example</text:a></text:p>
      <text:p text:style-name="Text_20_body">Datei: test-DES.c</text:p>
      <text:p text:style-name="code">/*</text:p>
      <text:p text:style-name="code">file: test-DES.c</text:p>
      <text:p text:style-name="code">http://www.codealias.info/technotes/des_encryption_using_openssl_a_simple_example</text:p>
      <text:p text:style-name="code"/>
      <text:p text:style-name="code">Es werden 2 Funktionen erstellt und getestet:</text:p>
      <text:p text:style-name="code">- Encrypt()</text:p>
      <text:p text:style-name="code">- Decrypt()</text:p>
      <text:p text:style-name="code"/>
      <text:p text:style-name="code">Sie benutzen den DES-Algorithmus. Eine symmetrische Block-Chiffre.</text:p>
      <text:p text:style-name="code"/>
      <text:p text:style-name="P4">gcc test-DES.c -o test-DES.exe -l<text:span text:style-name="T28">crypto</text:span></text:p>
      <text:p text:style-name="code"/>
      <text:p text:style-name="code">*/</text:p>
      <text:p text:style-name="code"/>
      <text:p text:style-name="code">#include &lt;stdio.h&gt;</text:p>
      <text:p text:style-name="code">#include &lt;unistd.h&gt;</text:p>
      <text:p text:style-name="code">#include &lt;string.h&gt;</text:p>
      <text:p text:style-name="P1">#include &lt;openssl/des.h&gt;</text:p>
      <text:p text:style-name="code"><text:s/></text:p>
      <text:p text:style-name="code">char* Encrypt( char *Key, char *Msg, int size){</text:p>
      <text:p text:style-name="code"><text:tab/>static char* <text:s text:c="3"/>Res;</text:p>
      <text:p text:style-name="code"><text:tab/>int <text:s text:c="12"/>n=0;</text:p>
      <text:p text:style-name="P1"><text:tab/>DES_cblock <text:s text:c="5"/>Key2;</text:p>
      <text:p text:style-name="P1"><text:tab/>DES_key_schedule schedule;</text:p>
      <text:p text:style-name="P1"/>
      <text:p text:style-name="code"><text:tab/>Res = ( char * ) malloc( size );</text:p>
      <text:p text:style-name="code"/>
      <text:p text:style-name="code"><text:tab/>/* Prepare the key for use with DES_cfb64_encrypt */</text:p>
      <text:p text:style-name="code"><text:tab/>memcpy( Key2, Key, 8);</text:p>
      <text:p text:style-name="code"><text:tab/>DES_set_odd_parity( &amp;Key2 );</text:p>
      <text:p text:style-name="code"><text:tab/>DES_set_key_checked( &amp;Key2, &amp;schedule );</text:p>
      <text:p text:style-name="code"/>
      <text:p text:style-name="code"><text:tab/>/* Encryption occurs here */</text:p>
      <text:p text:style-name="P1"><text:tab/>DES_cfb64_encrypt( <text:line-break/><text:tab/><text:tab/><text:tab/>( unsigned char * ) Msg, <text:line-break/><text:tab/><text:tab/><text:tab/>( unsigned char * ) Res,</text:p>
      <text:p text:style-name="P1"><text:tab/><text:tab/><text:tab/>size, &amp;schedule, &amp;Key2, &amp;n, DES_ENCRYPT );</text:p>
      <text:p text:style-name="code"/>
      <text:p text:style-name="code"><text:tab/> return (Res);</text:p>
      <text:p text:style-name="code">}</text:p>
      <text:p text:style-name="code"><text:s/></text:p>
      <text:p text:style-name="code"><text:s/></text:p>
      <text:p text:style-name="code">char* Decrypt( char *Key, char *Msg, int size){</text:p>
      <text:p text:style-name="code"><text:tab/>static char* <text:s text:c="3"/>Res;</text:p>
      <text:p text:style-name="code"><text:tab/>int <text:s text:c="12"/>n=0;</text:p>
      <text:p text:style-name="code"><text:soft-page-break/></text:p>
      <text:p text:style-name="P1"><text:tab/>DES_cblock <text:s text:c="5"/>Key2;</text:p>
      <text:p text:style-name="P1"><text:tab/>DES_key_schedule schedule;</text:p>
      <text:p text:style-name="P1"/>
      <text:p text:style-name="code"><text:tab/>Res = ( char * ) malloc( size );</text:p>
      <text:p text:style-name="code"/>
      <text:p text:style-name="code"><text:tab/>/* Prepare the key for use with DES_cfb64_encrypt */</text:p>
      <text:p text:style-name="code"><text:tab/>memcpy( Key2, Key,8);</text:p>
      <text:p text:style-name="code"><text:tab/>DES_set_odd_parity( &amp;Key2 );</text:p>
      <text:p text:style-name="code"><text:tab/>DES_set_key_checked( &amp;Key2, &amp;schedule );</text:p>
      <text:p text:style-name="code"/>
      <text:p text:style-name="code"><text:tab/>/* Decryption occurs here */</text:p>
      <text:p text:style-name="P1"><text:tab/>DES_cfb64_encrypt( <text:line-break/><text:tab/><text:tab/><text:tab/>( unsigned char * ) Msg, <text:line-break/><text:tab/><text:tab/><text:tab/>(unsigned char * ) <text:s/>Res,</text:p>
      <text:p text:style-name="P1"><text:tab/><text:tab/><text:tab/>size, &amp;schedule, &amp;Key2, &amp;n, DES_DECRYPT );</text:p>
      <text:p text:style-name="P1"/>
      <text:p text:style-name="code"><text:tab/>return (Res);</text:p>
      <text:p text:style-name="code">}</text:p>
      <text:p text:style-name="code"/>
      <text:p text:style-name="code"/>
      <text:p text:style-name="code">int main() {</text:p>
      <text:p text:style-name="code"><text:tab/>char key[]="password";</text:p>
      <text:p text:style-name="code"><text:tab/>char clear[]="This is a secret message";</text:p>
      <text:p text:style-name="code"><text:tab/>char *decrypted;</text:p>
      <text:p text:style-name="code"><text:tab/>char *encrypted;</text:p>
      <text:p text:style-name="code"><text:s/></text:p>
      <text:p text:style-name="code"><text:tab/>encrypted=malloc(sizeof(clear));</text:p>
      <text:p text:style-name="code"><text:tab/>decrypted=malloc(sizeof(clear));</text:p>
      <text:p text:style-name="code"><text:s/></text:p>
      <text:p text:style-name="code"><text:tab/>printf("Clear text\t : %s \n", clear);</text:p>
      <text:p text:style-name="code"><text:tab/></text:p>
      <text:p text:style-name="code"><text:tab/>memcpy(encrypted, <text:span text:style-name="T4">Encrypt(key,clear,sizeof(clear))</text:span>, sizeof(clear));</text:p>
      <text:p text:style-name="code"/>
      <text:p text:style-name="code"><text:tab/>printf("Encrypted text\t : %s \n",encrypted);</text:p>
      <text:p text:style-name="code"/>
      <text:p text:style-name="code"/>
      <text:p text:style-name="code"><text:tab/></text:p>
      <text:p text:style-name="code"><text:tab/>memcpy(decrypted,<text:span text:style-name="T4">Decrypt(key,encrypted,sizeof(clear))</text:span>, <text:line-break/><text:tab/><text:tab/><text:tab/><text:tab/><text:tab/>sizeof(clear));</text:p>
      <text:p text:style-name="code"><text:tab/>printf("Decrypted text\t : %s \n",decrypted);</text:p>
      <text:p text:style-name="code"><text:s/></text:p>
      <text:p text:style-name="code"><text:tab/>return (0);</text:p>
      <text:p text:style-name="code">}</text:p>
      <text:p text:style-name="Text_20_body"/>
      <text:p text:style-name="Text_20_body">Übersetzen mit</text:p>
      <text:p text:style-name="code">gcc test-DES.c -o test-DES.exe -l<text:span text:style-name="T28">crypto</text:span></text:p>
      <text:p text:style-name="Text_20_body"/>
      <text:p text:style-name="Text_20_body">openSSL installieren</text:p>
      <text:p text:style-name="code">sudo apt-get install libssl-dev</text:p>
      <text:p text:style-name="Text_20_body"/>
      <text:p text:style-name="Text_20_body"><text:soft-page-break/>Aufruf und Ausgabe:</text:p>
      <text:p text:style-name="code">$./test-DES.exe</text:p>
      <text:p text:style-name="code">Clear text<text:tab/> : This is a secret message</text:p>
      <text:p text:style-name="code">Encrypted text<text:tab/> : 8��#0t�E�#E� \@�Z9T�)��a�</text:p>
      <text:p text:style-name="code">Decrypted text<text:tab/> : This is a secret message</text:p>
      <text:p text:style-name="Text_20_body"/>
      <text:p text:style-name="P6"/>
      <text:h text:style-name="P44" text:outline-level="3"><text:bookmark-start text:name="__RefHeading__10937_1627606511"/>AES (Advenced Encryption Standard)<text:bookmark-end text:name="__RefHeading__10937_1627606511"/></text:h>
      <text:p text:style-name="P29"><text:a xlink:type="simple" xlink:href="http://de.wikipedia.org/wiki/Advanced_Encryption_Standard" text:style-name="Internet_20_link" text:visited-style-name="Visited_20_Internet_20_Link">http://de.wikipedia.org/wiki/Advanced_Encryption_Standard</text:a></text:p>
      <text:p text:style-name="P21">Bereits 1997 war abzusehen, dass die bisherigen Verfahren für die Zukunft nicht ausreichen würden. So hat das NIST (National Institute of Standards and Technology) eine öffentliche Ausschreibung nach neuen Verfahren „Advanced Encryption Standard“ und deren weltweite Prüfung durchgeführt.</text:p>
      <text:p text:style-name="P21">Im Herbst <text:span text:style-name="T2">2000</text:span> fiel die Entscheidung auf den Rijndael-Algorithmus, der von Daemen u. Rijmen aus Belgien vorgeschlagen worden war.</text:p>
      <text:p text:style-name="P21"/>
      <text:p text:style-name="P21">Merkmale:</text:p>
      <text:list xml:id="list212314240119080" text:continue-numbering="true" text:style-name="List_20_3">
        <text:list-item>
          <text:p text:style-name="P55">symmetrischer Block-Chiffre</text:p>
        </text:list-item>
        <text:list-item>
          <text:p text:style-name="P55">der gleiche Schlüssel k wird zum Ver- und Entschlüsseln verwendet.</text:p>
        </text:list-item>
        <text:list-item>
          <text:p text:style-name="P55">Die Blocklänge ist 128</text:p>
        </text:list-item>
        <text:list-item>
          <text:p text:style-name="P55">der <text:span text:style-name="T2">Schlüssel kann 128, 192 oder 256</text:span> Bits (eher in der Zukunft) haben.</text:p>
        </text:list-item>
        <text:list-item>
          <text:p text:style-name="P55">AES ist ein schneller Algorithmus.</text:p>
        </text:list-item>
        <text:list-item>
          <text:p text:style-name="P56">Anwendung:</text:p>
          <text:list>
            <text:list-item>
              <text:p text:style-name="P57">WLAN</text:p>
            </text:list-item>
            <text:list-item>
              <text:p text:style-name="P56">IP-Telefonie, Skype</text:p>
            </text:list-item>
            <text:list-item>
              <text:p text:style-name="P56"><text:span text:style-name="T2">7zip</text:span>, RAR, gpg</text:p>
            </text:list-item>
            <text:list-item>
              <text:p text:style-name="P56">Verschlüsseln von <text:span text:style-name="T2">Platten</text:span></text:p>
            </text:list-item>
            <text:list-item>
              <text:p text:style-name="P56">Es gibt auch HW-Unterstützung (Intel,AMD,...); wird von openSSL automatisch erkannt und genutzt.</text:p>
            </text:list-item>
          </text:list>
        </text:list-item>
      </text:list>
      <text:p text:style-name="P21">AES-Verschlüsselung selbst erfolgt in Runden. <text:s/>Bei einem 128 Bit Schlüssel werden 10 Runden durchlaufen. Dabei werden jeweils 16 Bytes (=128 Bits) der Nachricht in diesen 16 Runden durch Substitution und Permutation verändert und mit einem rundenspezifischen Teil-Schlüssel mit XOR verknüpft. </text:p>
      <text:p text:style-name="P21"/>
      <text:h text:style-name="Heading_20_3" text:outline-level="3"><text:bookmark-start text:name="__RefHeading__10941_1627606511"/><text:soft-page-break/>AES-Verschlüsselung mit openSSL command line tool<text:bookmark-end text:name="__RefHeading__10941_1627606511"/></text:h>
      <text:p text:style-name="P21"><text:a xlink:type="simple" xlink:href="http://users.dcc.uchile.cl/~pcamacho/tutorial/crypto/openssl/openssl_intro.html" text:style-name="Internet_20_link" text:visited-style-name="Visited_20_Internet_20_Link">http://users.dcc.uchile.cl/~pcamacho/tutorial/crypto/openssl/openssl_intro.html</text:a></text:p>
      <text:p text:style-name="P21">openssl bietet nicht nur eine C-API an, sondern bietet auch ein hervorragendes command-line-tool an.</text:p>
      <text:p text:style-name="P21">OpenSSL bietet viele Verschlüsselungsverfahren. Mit dem folgenden Befehl können Sie eine Liste anzeigen lassen:</text:p>
      <text:p text:style-name="P2">openssl list-cipher-commands</text:p>
      <text:p text:style-name="P3">aes-128-cbc</text:p>
      <text:p text:style-name="P3">aes-128-ecb</text:p>
      <text:p text:style-name="P3">aes-192-cbc</text:p>
      <text:p text:style-name="P3">aes-192-ecb</text:p>
      <text:p text:style-name="P2">aes-256-cbc</text:p>
      <text:p text:style-name="P3">aes-256-ecb</text:p>
      <text:p text:style-name="P3">base64</text:p>
      <text:p text:style-name="P3">...</text:p>
      <text:p text:style-name="P21"/>
      <text:p text:style-name="P21">Wir wollen nun den Text <text:s/>“I love OpenSSL!” mit AES verschlüsseln. Dabei wollen wir als Betriebsart für die Blockverschlüsselung den CBC (Cipher Block Chaining) Modus einsetzen. Der Schlüssel soll 256 Bits haben.</text:p>
      <text:p text:style-name="P21"/>
      <text:p text:style-name="P21">Zunächst erzeugen wir eine Datei, die den Klartext enthält: <text:s/></text:p>
      <text:p text:style-name="P2">touch plain.txt</text:p>
      <text:p text:style-name="P2">echo <text:span text:style-name="T19">'</text:span>I love OpenSSL!<text:span text:style-name="T19">'</text:span> &gt; plain.txt</text:p>
      <text:p text:style-name="P21"/>
      <text:p text:style-name="P21">Nun erfolgt die Verschlüsselung:</text:p>
      <text:p text:style-name="P2">openssl enc -aes-256-cbc -in plain.txt -out encrypted.bin<text:line-break/></text:p>
      <text:p text:style-name="P3">enter aes-256-cbc encryption password: <text:span text:style-name="T2">hello</text:span></text:p>
      <text:p text:style-name="P3">Verifying - enter aes-256-cbc encryption password: <text:span text:style-name="T2">hello</text:span></text:p>
      <text:p text:style-name="P3"><text:s/><text:tab/></text:p>
      <text:p text:style-name="P21"/>
      <text:p text:style-name="P21">Der eigentliche 256 Bit Schlüssel wird von dem hier sehr schlechten Passwort „hello“ abgeleitet.</text:p>
      <text:p text:style-name="P21">Hier noch die Entschlüsselung:</text:p>
      <text:p text:style-name="P2">openssl enc -aes-256-cbc -d -in encrypted.bin -pass pass:hello</text:p>
      <text:p text:style-name="P3">I love OpenSSL!</text:p>
      <text:p text:style-name="P21"/>
      <text:p text:style-name="P21">Ein besseres Passwort wäre zB:</text:p>
      <text:p text:style-name="P21">DgFs100J@W&amp;B<text:tab/>[übersetzt: Der gefangene Floh sitzt 100 Jahre bei Wasser und Brot]</text:p>
      <text:p text:style-name="P21"><text:soft-page-break/></text:p>
      <text:p text:style-name="P21">Anmerkung zur Betriebsart: CBC</text:p>
      <text:p text:style-name="P21">Bei der Block-Chiffre ist der einfachste Betriebsmodus ECB (Electroni<text:span text:style-name="T21">c</text:span> Code Book). Dabei werden die einzelnen Datenb<text:span text:style-name="T22">l</text:span>öcke absolut unabhängig voneinander verschlüsselt. Dadurch werden identische Klartextblöcke zu identischen Chiffre-Blöcken. Dies ist sicherlich ein Nachteil. Aus diesem Grund hat man andere Betriebsarten entwickelt, die hier Abhilfe geben, indem die Blöcke zueinander in Anhängigkeit gebracht werden.</text:p>
      <text:p text:style-name="P21">Bei CBC (Cipher Block Chaining) hängt zum Beispiel ein Cipher-Block von seinem Vorgänger-Cipher-Block ab.</text:p>
      <text:p text:style-name="P7"/>
      <text:h text:style-name="Heading_20_3" text:outline-level="3"><text:bookmark-start text:name="__RefHeading__10939_1627606511"/><text:span text:style-name="T16">+</text:span>AES-Verschlüsselung: C Beispiel<text:bookmark-end text:name="__RefHeading__10939_1627606511"/></text:h>
      <text:p text:style-name="P15"><text:a xlink:type="simple" xlink:href="http://www.codeplanet.eu/tutorials/cpp/51-advanced-encryption-standard.html" text:style-name="Internet_20_link" text:visited-style-name="Visited_20_Internet_20_Link">http://www.codeplanet.eu/tutorials/cpp/51-advanced-encryption-standard.html</text:a></text:p>
      <text:p text:style-name="P15"/>
      <text:p text:style-name="P8"/>
      <text:h text:style-name="P45" text:outline-level="3"><text:bookmark-start text:name="__RefHeading__10176_1436853346"/>Vor/Nachteile der symmetrischen Verfahren<text:bookmark-end text:name="__RefHeading__10176_1436853346"/></text:h>
      <text:list xml:id="list212314206934023" text:continue-numbering="true" text:style-name="List_20_3">
        <text:list-item>
          <text:p text:style-name="P53">Der Vorteil bei der symmetrischen Verschlüsselung ist </text:p>
          <text:list>
            <text:list-item>
              <text:p text:style-name="P53">die wesentlich höhere Sicherheit gegenüber klassischen Verschlüsselungsverfahren sowie</text:p>
            </text:list-item>
            <text:list-item>
              <text:p text:style-name="P51"><text:span text:style-name="T17">die bessere </text:span><text:span text:style-name="T5">Performance</text:span><text:span text:style-name="T17"> gegenüber asymmetrischen Verfahren. </text:span></text:p>
            </text:list-item>
            <text:list-item>
              <text:p text:style-name="P53">Des Weiteren kann mit kürzeren Schlüsseln die selbe Sicherheit gewährleistet werden als mit vergleichsweise längeren asymmetrischen Schlüsseln. <text:line-break/><text:line-break/></text:p>
            </text:list-item>
          </text:list>
        </text:list-item>
        <text:list-item>
          <text:p text:style-name="P53">Ein großer Nachteil der symmetrischen Verschlüsselung ist, dass </text:p>
          <text:list>
            <text:list-item>
              <text:p text:style-name="P51"><text:span text:style-name="T27">jedes Paar</text:span><text:span text:style-name="T17"> von Personen, die separat von anderen Personen, geheime Nachrichten tauschen wollen jeweils einen eigenen Schlüssel benötigen. <text:line-break/><text:line-break/>Für die geschützte Kommunikation von N Personen werden </text:span><text:span text:style-name="T3">N*(N-1)/2 Schlüssel</text:span><text:span text:style-name="T17"> benötigt (4950 Schlüssel bei einer Gruppe von 100 Personen). <text:line-break/></text:span></text:p>
            </text:list-item>
            <text:list-item>
              <text:p text:style-name="P51"><text:span text:style-name="T17">Ein weiterer Nachteil ist, dass Schlüssel geheim bleiben müssen. Um absolute Sicherheit zu gewährleisten, ist es nicht möglich den </text:span><text:span text:style-name="T3">Schlüssel</text:span><text:span text:style-name="T17"> seinem Kommunikationspartner über eine ungesicherte Leitung zu </text:span><text:span text:style-name="T5">übermitteln</text:span><text:span text:style-name="T17">. </text:span><text:line-break/></text:p>
            </text:list-item>
          </text:list>
        </text:list-item>
      </text:list>
      <text:p text:style-name="P6"/>
      <text:p text:style-name="P6"/>
      <text:h text:style-name="P41" text:outline-level="2"><text:bookmark-start text:name="__RefHeading__10178_1436853346"/><text:soft-page-break/><text:span text:style-name="T10">Übung: </text:span>Block- und Stromchiffre <text:span text:style-name="T11">(</text:span>C++<text:span text:style-name="T11">)</text:span><text:bookmark-end text:name="__RefHeading__10178_1436853346"/></text:h>
      <text:p text:style-name="P22">Block- und Stromchiffre werden auch noch Mono- bzw. Polyalphabetische Verfahren genannt. Um die beiden Verfahren zu vertiefen, wollen wir anhand der Programmiersprache C++ eine kleine Klassenbibliothek dazu erstellen. </text:p>
      <text:p text:style-name="P24"><text:span text:style-name="T10">(</text:span>s. <text:span text:style-name="T10">02-AB-KRYPTO-ALGOS-ciper-diffie-hellman) </text:span></text:p>
      <text:p text:style-name="P30"/>
      <text:h text:style-name="P41" text:outline-level="2"><text:bookmark-start text:name="__RefHeading__3582_689153206"/><text:span text:style-name="T10">Übung: </text:span>Schlüsselaustausch nach Diffie-Hellman <text:bookmark-end text:name="__RefHeading__3582_689153206"/></text:h>
      <text:p text:style-name="P10">Diffie und Hellman entwickelten ein Verfahren, um das Schlüsselaustauschproblem (ein Dritter hört mit) zu umgehen. Mit Hilfe des Verfahrens einigt man sich über einen unsicheren Kanal auf einen Schlüssel, ohne dass Dritte ebenfalls an den Schlüssel kommen können. </text:p>
      <text:p text:style-name="P60">Wir wollen nun diesen Algorithmus genauer kennen lernen und dazu ein Programm erstellen. (s. 02-AB-KRYPTO-ALGOS-ciper-diffie-hellman) </text:p>
      <text:h text:style-name="Heading_20_2" text:outline-level="2"><text:bookmark-start text:name="__RefHeading__10943_1627606511"/>Kryptographische Hash-Funktionen<text:bookmark-end text:name="__RefHeading__10943_1627606511"/></text:h>
      <text:p text:style-name="Text_20_body">Hash-Funktionen können auf der Basis von Block-Chiffren (DES,AES) arbeiten. Diese sind allerdings aufwendig, sodass man ei<text:span text:style-name="T17">ge</text:span>nständige kryptographische Hash-Funktionen untersucht/nutzt.</text:p>
      <text:p text:style-name="Text_20_body">Diese sind:</text:p>
      <text:list xml:id="list3458077788" text:style-name="L2">
        <text:list-item>
          <text:p text:style-name="P58">MD5</text:p>
        </text:list-item>
        <text:list-item>
          <text:p text:style-name="P58">SHA-1 <text:span text:style-name="T17">Hash-Funktionen</text:span></text:p>
        </text:list-item>
        <text:list-item>
          <text:p text:style-name="P58">SHA-<text:span text:style-name="T17">2 Hash-Funktionen</text:span></text:p>
          <text:list>
            <text:list-item>
              <text:p text:style-name="P58">SHA-224, SHA-256, SHA-384, SHA-512</text:p>
            </text:list-item>
          </text:list>
        </text:list-item>
      </text:list>
      <text:p text:style-name="Text_20_body"/>
      <text:p text:style-name="P31">Verwendung von Hash-Funktionen für MAC (Message authentication code):</text:p>
      <text:p text:style-name="P31">Eine kleine Änderung der Nachricht erzeugt einen komplett anderen Hash. Diese Eigenschaft wird in der <text:a xlink:type="simple" xlink:href="http://de.wikipedia.org/wiki/Kryptographie" text:style-name="Internet_20_link" text:visited-style-name="Visited_20_Internet_20_Link">Kryptographie</text:a> auch als <text:a xlink:type="simple" xlink:href="http://de.wikipedia.org/wiki/Lawineneffekt_%28Kryptographie%29" text:style-name="Internet_20_link" text:visited-style-name="Visited_20_Internet_20_Link">Lawineneffekt</text:a> bezeichnet.</text:p>
      <text:p text:style-name="P31"/>
      <text:p text:style-name="Preformatted_20_Text">SHA224("Fran<text:span text:style-name="T1">z</text:span> jagt im komplett verwahrlosten Taxi quer durch Bayern") = </text:p>
      <text:p text:style-name="Preformatted_20_Text">49b08defa65e644cbf8a2dd9270bdededabc741997d1dadd42026d7b</text:p>
      <text:p text:style-name="Preformatted_20_Text"/>
      <text:p text:style-name="Preformatted_20_Text">SHA224("Fran<text:span text:style-name="T1">k</text:span> jagt im komplett verwahrlosten Taxi quer durch Bayern") = </text:p>
      <text:p text:style-name="P11">58911e7fccf2971a7d07f93162d8bd13568e71aa8fc86fc1fe9043d1</text:p>
      <text:p text:style-name="P11"><text:soft-page-break/></text:p>
      <text:p text:style-name="Standard">Um Dateien zu vergleichen, verwendet man zB. <text:span text:style-name="T20">A</text:span>uch. <text:span text:style-name="T20">Kopieren Sie in einem Verzeichnis eine Datei und verwenden Sie dann den Befehl</text:span></text:p>
      <text:p text:style-name="Standard"/>
      <text:p text:style-name="code">sha512sum *</text:p>
      <text:p text:style-name="Standard"/>
      <text:p text:style-name="Standard"/>
      <text:p text:style-name="Standard"/>
      <text:h text:style-name="Heading_20_3" text:outline-level="3"><text:bookmark-start text:name="__RefHeading__10945_1627606511"/>MD5<text:bookmark-end text:name="__RefHeading__10945_1627606511"/></text:h>
      <text:p text:style-name="Text_20_body"><text:a xlink:type="simple" xlink:href="http://de.wikipedia.org/wiki/Message-Digest_Algorithm_5" text:style-name="Internet_20_link" text:visited-style-name="Visited_20_Internet_20_Link">http://de.wikipedia.org/wiki/Message-Digest_Algorithm_5</text:a> </text:p>
      <text:p text:style-name="Text_20_body"/>
      <text:p text:style-name="Text_20_body">MD5 war lange Zeit sehr in Verwendung. </text:p>
      <text:p text:style-name="Text_20_body">MD5 ist jetzt aber <text:span text:style-name="T2">nicht mehr</text:span> zu empfehlen. Siehe dazu: <text:a xlink:type="simple" xlink:href="http://www.md5decrypter.co.uk/" text:style-name="Internet_20_link" text:visited-style-name="Visited_20_Internet_20_Link">http://www.md5decrypter.co.uk/</text:a></text:p>
      <text:p text:style-name="Text_20_body"/>
      <text:p text:style-name="Text_20_body">Um die Integrität von Dateien zu ermitteln verwendet man oft noch md5sum: <text:a xlink:type="simple" xlink:href="https://wiki.archlinux.de/title/Md5sum" text:style-name="Internet_20_link" text:visited-style-name="Visited_20_Internet_20_Link">https://wiki.archlinux.de/title/Md5sum</text:a></text:p>
      <text:p text:style-name="Text_20_body"/>
      <text:h text:style-name="Heading_20_3" text:outline-level="3"><text:bookmark-start text:name="__RefHeading__10180_1436853346"/>SHA-2<text:bookmark-end text:name="__RefHeading__10180_1436853346"/></text:h>
      <text:p text:style-name="P31"><text:a xlink:type="simple" xlink:href="http://de.wikipedia.org/wiki/SHA-2" text:style-name="Internet_20_link" text:visited-style-name="Visited_20_Internet_20_Link">http://de.wikipedia.org/wiki/SHA-2</text:a></text:p>
      <text:p text:style-name="P31"/>
      <text:p text:style-name="P31"><text:span text:style-name="T1">SHA-2</text:span> (von <text:a xlink:type="simple" xlink:href="http://de.wikipedia.org/wiki/Englische_Sprache" text:style-name="Internet_20_link" text:visited-style-name="Visited_20_Internet_20_Link">englisch</text:a> <text:span text:style-name="T18">secure hash algorithm</text:span>, <text:span text:style-name="T12">sicherer Hash-Algorithmus</text:span>) ist die Bezeichnung für die vier <text:a xlink:type="simple" xlink:href="http://de.wikipedia.org/wiki/Kryptologische_Hashfunktion" text:style-name="Internet_20_link" text:visited-style-name="Visited_20_Internet_20_Link">kryptologischen Hashfunktionen</text:a> <text:span text:style-name="T1">SHA-224</text:span>, <text:span text:style-name="T1">SHA-256</text:span>, <text:span text:style-name="T1">SHA-384</text:span> und <text:span text:style-name="T1">SHA-512</text:span>, die 2001 vom US-amerikanischen <text:a xlink:type="simple" xlink:href="http://de.wikipedia.org/wiki/NIST" text:style-name="Internet_20_link" text:visited-style-name="Visited_20_Internet_20_Link">NIST</text:a> als Nachfolger von <text:a xlink:type="simple" xlink:href="http://de.wikipedia.org/wiki/SHA-1" text:style-name="Internet_20_link" text:visited-style-name="Visited_20_Internet_20_Link">SHA-1</text:a> standardisiert wurden.</text:p>
      <text:p text:style-name="P31"/>
      <text:p text:style-name="P32">Siehe auch: man sha256sum</text:p>
      <text:p text:style-name="P21"><text:s text:c="2"/></text:p>
      <text:h text:style-name="Heading_20_2" text:outline-level="2"><text:bookmark-start text:name="__RefHeading__10123_1436853346"/>MAC (message authentication code) auf Basis von DES<text:bookmark-end text:name="__RefHeading__10123_1436853346"/></text:h>
      <text:p text:style-name="P21">MAC kann als </text:p>
      <text:list xml:id="list761583115" text:style-name="L3">
        <text:list-item>
          <text:p text:style-name="P59">kryptographischer Fingerabdruck aber auch als </text:p>
        </text:list-item>
        <text:list-item>
          <text:p text:style-name="P59">kryptographische Prüfinformation einer langen Nachricht im Klartext verwendet werden.</text:p>
        </text:list-item>
      </text:list>
      <text:p text:style-name="P21"/>
      <text:list xml:id="list212314830734943" text:continue-list="list212314206934023" text:style-name="List_20_3">
        <text:list-item>
          <text:p text:style-name="P55"><text:soft-page-break/>Der MAC wird vom Sender erzeugt und kann vom Empfänger überprüft werden.</text:p>
        </text:list-item>
        <text:list-item>
          <text:p text:style-name="P55">Sender und Empfänger kennen den gleichen geheimen Schlüssel.</text:p>
        </text:list-item>
        <text:list-item>
          <text:p text:style-name="P55">Ein MAC gewährleistet Authentizität und Integrität.</text:p>
        </text:list-item>
      </text:list>
      <text:p text:style-name="P21"/>
      <text:list xml:id="list212314580299149" text:continue-numbering="true" text:style-name="List_20_3">
        <text:list-item>
          <text:p text:style-name="P55">ISO9797, ISO8730:<text:line-break/>Ein MAC auf der Basis von DES ist 64 Bit lang. Die Nachricht m wird also in 64 Bit lange Blöcke m<text:span text:style-name="T7">i</text:span> unterteilt und mit DES verschlüsselt <text:span text:style-name="T14">(k … Schlüssel)</text:span>. Wie die folgende Formel zeigt, werden die verschlüsselten Blöcke in die Verschlüsselung selbst einbezogen.<text:line-break/><text:line-break/>MAC (k, m) := <text:s/>DES<text:span text:style-name="T7">k</text:span>(m<text:span text:style-name="T7">1</text:span> XOR DES<text:span text:style-name="T7">k</text:span>(m<text:span text:style-name="T7">2</text:span> XOR <text:s/>… XOR DES<text:span text:style-name="T7">k</text:span>(m<text:span text:style-name="T7">i</text:span>)))</text:p>
        </text:list-item>
      </text:list>
      <text:p text:style-name="P21"/>
      <text:list xml:id="list212314509287651" text:continue-numbering="true" text:style-name="List_20_3">
        <text:list-item>
          <text:p text:style-name="P55">Der Klartext m wird zusammen mit dem MAC versendet:<text:line-break/>[m, MAC(k,m)]</text:p>
        </text:list-item>
      </text:list>
      <text:p text:style-name="P21"/>
      <text:list xml:id="list212313507143178" text:continue-numbering="true" text:style-name="List_20_3">
        <text:list-item>
          <text:p text:style-name="P55">Der MAC wird anschlie<text:span text:style-name="T14">ß</text:span>end vom Empfänger geprüft. <text:line-break/>Dies ist möglich, weil er den geheimen Schlüssel kennt und somit selbst den MAC berechnen und diesen mit dem gesendeten MAC vergleichen kann.</text:p>
        </text:list-item>
      </text:list>
      <text:p text:style-name="P21"/>
      <text:list xml:id="list212314169609059" text:continue-numbering="true" text:style-name="List_20_3">
        <text:list-item>
          <text:p text:style-name="P55">Der MAC kann statt DES auch andere Algorithmen verwenden. <text:line-break/>ZB: IDEA oder AES. Im Falle des AES wäre dann der MAC 128 Bit lang. <text:span text:style-name="T14">(s.u.)</text:span></text:p>
        </text:list-item>
      </text:list>
      <text:p text:style-name="P21"/>
      <text:h text:style-name="P44" text:outline-level="3"><text:bookmark-start text:name="__RefHeading__9131_739861044"/>Fragen: MAC<text:bookmark-end text:name="__RefHeading__9131_739861044"/></text:h>
      <text:list xml:id="list212313880060933" text:continue-numbering="true" text:style-name="List_20_3">
        <text:list-item>
          <text:p text:style-name="P55">Die Änderung einer einzigen Binärstelle in der Nachricht ändert den MAC nicht|*dramatisch.</text:p>
        </text:list-item>
        <text:list-item>
          <text:p text:style-name="P55">Änderung in der Reihenfolge der Blöcke ….m<text:span text:style-name="T7">i</text:span>,m<text:span text:style-name="T7">i+1</text:span>, … ändert den MAC nicht|*dramatisch.</text:p>
        </text:list-item>
        <text:list-item>
          <text:p text:style-name="P55">Der MAC ist *leicht|schwer zu berechnen, wenn der Schlüssel k bekannt ist.</text:p>
        </text:list-item>
        <text:list-item>
          <text:p text:style-name="P55">Ein Angreifer kann aus Kenntnis von m und MAC(k,m) den Schlüssel k praktisch|*praktisch nicht finden.</text:p>
        </text:list-item>
        <text:list-item>
          <text:p text:style-name="P55">Ein Angreifer kann aus Kenntnis von m und MAC(k,m) , aber ohne Kenntnis des Schlüssels k, *keine | eine manipulierte Nachricht m' mit gültigem MAC(k, m') konstruieren.</text:p>
        </text:list-item>
        <text:list-item>
          <text:p text:style-name="P55">Eine Nachricht m mit MAC(k,m) gewährleistet *Integrität und *Authentizität beim Empfänger, jedoch keine *Verbindlichkeit.<text:line-break/></text:p>
        </text:list-item>
        <text:list-item>
          <text:p text:style-name="P55">Warum kann bei der Verwendung von MAC(k,m) der Sicherheits-Dienst Verbindlichkeit nicht <text:soft-page-break/>gewährleistet?<text:line-break/>A: Weil MAC eine symmetrische Verschlüsselung (gemeinsame Verwendung des geheimen Schlüssel) verwendet.</text:p>
        </text:list-item>
      </text:list>
      <text:p text:style-name="P21"/>
      <text:p text:style-name="P21"/>
      <text:list xml:id="list212314323706500" text:continue-numbering="true" text:style-name="List_20_3">
        <text:list-item>
          <text:p text:style-name="P55">Ein Empfänger erhält eine Nachricht m zusammen mit ihrem Message Authentication Code MAC [m, MAC(k,m)]. Warum ist sich der Empfänger sicher, von wem die Nachricht stammt und dass sie unverändert ist?<text:line-break/><text:line-break/>A: geheimer symmetrischer Schlüssel. Nur A und B können die richtige MAC bilden. Falls die Nachricht verändert worden wäre, sind die von beiden berechneten MAC auch unterschiedlich.<text:line-break/></text:p>
        </text:list-item>
      </text:list>
      <text:p text:style-name="P21"/>
      <text:p text:style-name="P33"/>
      <text:h text:style-name="P42" text:outline-level="2"><text:bookmark-start text:name="__RefHeading__7248_1436853346"/>Implementierungen<text:bookmark-end text:name="__RefHeading__7248_1436853346"/></text:h>
      <text:h text:style-name="P46" text:outline-level="3"><text:bookmark-start text:name="__RefHeading__10182_1436853346"/><text:span text:style-name="T20">Aufgabe: </text:span>Implementieren in C++ <text:span text:style-name="T20">(AES und RSA)</text:span><text:bookmark-end text:name="__RefHeading__10182_1436853346"/></text:h>
      <text:p text:style-name="P34">Aufgabe: </text:p>
      <text:p text:style-name="P34">Laden Sie crypto.h , crypto.cpp, … von <text:a xlink:type="simple" xlink:href="https://github.com/shanet/Crypto-Example" text:style-name="Internet_20_link" text:visited-style-name="Visited_20_Internet_20_Link">https://github.com/shanet/Crypto-Example</text:a> und bringen Sie die Testprogramme crypto-example*.cpp zum Laufen.</text:p>
      <text:p text:style-name="P34"/>
      <text:p text:style-name="P34"/>
      <text:p text:style-name="P34"/>
      <text:p text:style-name="P35"><text:span text:style-name="T20">Beschreibung: siehe </text:span><text:a xlink:type="simple" xlink:href="http://shanetully.com/2012/06/openssl-rsa-aes-and-c/" text:style-name="Internet_20_link" text:visited-style-name="Visited_20_Internet_20_Link">http://shanetully.com/2012/06/openssl-rsa-aes-and-c/</text:a> </text:p>
      <text:p text:style-name="P33"/>
      <text:h text:style-name="P46" text:outline-level="3"><text:bookmark-start text:name="__RefHeading__10951_1627606511"/>Implementieren in Java<text:bookmark-end text:name="__RefHeading__10951_1627606511"/></text:h>
      <text:p text:style-name="P23"><text:a xlink:type="simple" xlink:href="http://www.oracle.com/technetwork/java/javase/tech/index-jsp-136007.html" text:style-name="Internet_20_link" text:visited-style-name="Visited_20_Internet_20_Link">http://www.oracle.com/technetwork/java/javase/tech/index-jsp-136007.html</text:a> </text:p>
      <text:p text:style-name="P27"/>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nsolas" svg:font-family="Consolas, Consolas" style:font-family-generic="swiss"/>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2"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1"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10 Pitch" fo:font-family="'Courier 10 Pitch'" style:font-style-name="Standard"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1"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Consolas" fo:font-family="Consolas, Consolas" style:font-family-generic="swiss" fo:font-size="12pt" style:font-name-asian="Consolas" style:font-family-asian="Consolas, Consolas" style:font-family-generic-asian="swiss" style:font-size-asian="12pt" style:font-name-complex="Consolas" style:font-family-complex="Consolas, Consolas" style:font-family-generic-complex="swiss" style:font-size-complex="12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benannt1" style:family="paragraph" style:parent-style-name="First_20_line_20_indent"/>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nbenannt2" style:family="paragraph" style:parent-style-name="Numbering_20_3_20_Start"/>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02-KRYPTO-ALGOS-des-aes-hash-verwenden.odt</text:file-name><text:tab/>Arbeitsunterlage</text:p>
      </style:header>
      <style:footer>
        <text:p text:style-name="Footer">Informatik<text:tab/><text:tab/><text:page-number text:select-page="current">12</text:page-number>/<text:page-count>12</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13-04-04T17:44:21</meta:creation-date>
    <meta:editing-cycles>49</meta:editing-cycles>
    <meta:editing-duration>P1DT16H19M14S</meta:editing-duration>
    <meta:initial-creator>Anton Hofmann</meta:initial-creator>
    <dc:date>2018-02-28T23:07:12.281054451</dc:date>
    <meta:document-statistic meta:table-count="0" meta:image-count="0" meta:object-count="0" meta:page-count="12" meta:paragraph-count="269" meta:word-count="2071" meta:character-count="16075" meta:non-whitespace-character-count="14107"/>
    <meta:user-defined meta:name="Info 1"/>
    <meta:user-defined meta:name="Info 2"/>
    <meta:user-defined meta:name="Info 3"/>
    <meta:user-defined meta:name="Info 4"/>
    <meta:template xlink:type="simple" xlink:actuate="onRequest" xlink:title="arbeitsunterlage" xlink:href="../../../htl/ab/meineVorlagen/arbeitsunterlage.ott" meta:date="2013-04-04T17:44:21"/>
  </office:meta>
</office:document-meta>
</file>